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pitch="variable"/>
    <style:font-face style:name="HelveticaNeueBold" svg:font-family="HelveticaNeue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HelveticaNeue" fo:font-size="12pt" fo:font-weight="bold" style:font-size-asian="12pt" style:font-weight-asian="bold" style:font-size-complex="12pt" style:font-weight-complex="bold"/>
    </style:style>
    <style:style style:name="P2" style:family="paragraph" style:parent-style-name="Standard">
      <style:text-properties style:font-name="HelveticaNeue" fo:font-size="12pt" fo:font-weight="bold" officeooo:rsid="000f89bf" officeooo:paragraph-rsid="000f89bf" style:font-size-asian="12pt" style:font-weight-asian="bold" style:font-size-complex="12pt" style:font-weight-complex="bold"/>
    </style:style>
    <style:style style:name="P3" style:family="paragraph" style:parent-style-name="Standard">
      <style:text-properties style:font-name="HelveticaNeue" fo:font-size="12pt" fo:font-weight="bold" officeooo:paragraph-rsid="000f89bf" style:font-size-asian="12pt" style:font-weight-asian="bold" style:font-size-complex="12pt" style:font-weight-complex="bold"/>
    </style:style>
    <style:style style:name="P4" style:family="paragraph" style:parent-style-name="Standard">
      <style:text-properties style:font-name="HelveticaNeue" fo:font-size="12pt" style:font-size-asian="12pt" style:font-size-complex="12pt"/>
    </style:style>
    <style:style style:name="P5" style:family="paragraph" style:parent-style-name="Standard">
      <style:text-properties style:font-name="HelveticaNeue" fo:font-size="12pt" officeooo:rsid="000f89bf" officeooo:paragraph-rsid="000f89bf" style:font-size-asian="12pt" style:font-size-complex="12pt"/>
    </style:style>
    <style:style style:name="P6" style:family="paragraph" style:parent-style-name="Standard">
      <style:text-properties style:font-name="HelveticaNeue" fo:font-size="12pt" officeooo:rsid="000f89bf" officeooo:paragraph-rsid="0010339f" style:font-size-asian="12pt" style:font-size-complex="12pt"/>
    </style:style>
    <style:style style:name="P7" style:family="paragraph" style:parent-style-name="Standard">
      <style:text-properties style:font-name="HelveticaNeue" fo:font-size="12pt" officeooo:paragraph-rsid="000f89bf" style:font-size-asian="12pt" style:font-size-complex="12pt"/>
    </style:style>
    <style:style style:name="P8" style:family="paragraph" style:parent-style-name="Standard">
      <style:text-properties style:font-name="HelveticaNeue" fo:font-size="12pt" officeooo:paragraph-rsid="0010339f" style:font-size-asian="12pt" style:font-size-complex="12pt"/>
    </style:style>
    <style:style style:name="P9" style:family="paragraph" style:parent-style-name="Standard">
      <style:text-properties style:font-name="HelveticaNeue" fo:font-size="12pt" fo:font-weight="normal" officeooo:rsid="000f89bf" officeooo:paragraph-rsid="000f89bf" style:font-size-asian="12pt" style:font-weight-asian="normal" style:font-size-complex="12pt" style:font-weight-complex="normal"/>
    </style:style>
    <style:style style:name="P10" style:family="paragraph" style:parent-style-name="Standard">
      <style:text-properties style:font-name="HelveticaNeue" fo:font-size="12pt" fo:font-weight="normal" officeooo:rsid="000f89bf" officeooo:paragraph-rsid="00104712" style:font-size-asian="12pt" style:font-weight-asian="normal" style:font-size-complex="12pt" style:font-weight-complex="normal"/>
    </style:style>
    <style:style style:name="P11" style:family="paragraph" style:parent-style-name="Standard">
      <style:text-properties style:font-name="HelveticaNeue" fo:font-size="12pt" fo:font-weight="normal" officeooo:rsid="0010339f" officeooo:paragraph-rsid="0010339f" style:font-size-asian="12pt" style:font-weight-asian="normal" style:font-size-complex="12pt" style:font-weight-complex="normal"/>
    </style:style>
    <style:style style:name="P12" style:family="paragraph" style:parent-style-name="Standard">
      <style:text-properties style:font-name="HelveticaNeue" fo:font-size="12pt" fo:font-weight="normal" officeooo:rsid="00104712" officeooo:paragraph-rsid="00104712" style:font-size-asian="12pt" style:font-weight-asian="normal" style:font-size-complex="12pt" style:font-weight-complex="normal"/>
    </style:style>
    <style:style style:name="P13" style:family="paragraph" style:parent-style-name="Standard">
      <style:text-properties style:font-name="HelveticaNeue" fo:font-size="10pt" fo:font-weight="normal" officeooo:rsid="000f89bf" officeooo:paragraph-rsid="0017d3db" style:font-size-asian="12pt" style:font-weight-asian="normal" style:font-size-complex="12pt" style:font-weight-complex="normal"/>
    </style:style>
    <style:style style:name="P14" style:family="paragraph" style:parent-style-name="Standard">
      <style:text-properties style:font-name="HelveticaNeue" fo:font-size="10pt" fo:font-weight="bold" officeooo:rsid="000f89bf" officeooo:paragraph-rsid="0017d3db" style:font-size-asian="12pt" style:font-weight-asian="bold" style:font-size-complex="12pt" style:font-weight-complex="bold"/>
    </style:style>
    <style:style style:name="P15" style:family="paragraph" style:parent-style-name="Standard">
      <style:paragraph-properties fo:text-align="center" style:justify-single-word="false"/>
      <style:text-properties style:font-name="HelveticaNeue" fo:font-size="8pt" fo:font-weight="normal" officeooo:rsid="0010339f" officeooo:paragraph-rsid="0010339f" style:font-size-asian="12pt" style:font-weight-asian="normal" style:font-size-complex="12pt" style:font-weight-complex="normal"/>
    </style:style>
    <style:style style:name="P16" style:family="paragraph" style:parent-style-name="Standard">
      <style:paragraph-properties fo:text-align="center" style:justify-single-word="false"/>
      <style:text-properties style:font-name="HelveticaNeueBold" fo:font-size="34pt" fo:font-weight="bold" officeooo:rsid="0010339f" officeooo:paragraph-rsid="0010339f" style:font-size-asian="12pt" style:font-weight-asian="bold" style:font-size-complex="12pt" style:font-weight-complex="bold"/>
    </style:style>
    <style:style style:name="P17" style:family="paragraph" style:parent-style-name="Standard">
      <style:paragraph-properties fo:margin-left="0.1252in" fo:margin-right="0in" fo:text-indent="-0.1252in" style:auto-text-indent="false"/>
      <style:text-properties style:font-name="HelveticaNeue" fo:font-size="12pt" fo:font-weight="normal" officeooo:rsid="000f89bf" officeooo:paragraph-rsid="000f89bf" style:font-size-asian="12pt" style:font-weight-asian="normal" style:font-size-complex="12pt" style:font-weight-complex="normal"/>
    </style:style>
    <style:style style:name="P18" style:family="paragraph" style:parent-style-name="Standard" style:master-page-name="">
      <style:paragraph-properties fo:margin-left="0.1252in" fo:margin-right="0in" fo:text-indent="-0.1252in" style:auto-text-indent="false" style:page-number="auto"/>
      <style:text-properties style:font-name="HelveticaNeue" fo:font-size="12pt" fo:font-weight="normal" officeooo:rsid="000f89bf" officeooo:paragraph-rsid="001e2866" style:font-size-asian="12pt" style:font-weight-asian="normal" style:font-size-complex="12pt" style:font-weight-complex="normal"/>
    </style:style>
    <style:style style:name="P19" style:family="paragraph" style:parent-style-name="Standard">
      <style:paragraph-properties fo:margin-left="0.1252in" fo:margin-right="0in" fo:text-indent="-0.1252in" style:auto-text-indent="false"/>
      <style:text-properties style:font-name="HelveticaNeue" fo:font-size="12pt" fo:font-weight="normal" officeooo:rsid="000f89bf" officeooo:paragraph-rsid="001e2866" style:font-size-asian="12pt" style:font-weight-asian="normal" style:font-size-complex="12pt" style:font-weight-complex="normal"/>
    </style:style>
    <style:style style:name="P20" style:family="paragraph" style:parent-style-name="Standard">
      <style:paragraph-properties fo:margin-left="0.1252in" fo:margin-right="0in" fo:text-indent="-0.1252in" style:auto-text-indent="false"/>
      <style:text-properties style:font-name="HelveticaNeue" fo:font-size="12pt" fo:font-weight="normal" officeooo:rsid="000f89bf" officeooo:paragraph-rsid="000f89bf" style:font-size-asian="12pt" style:font-weight-asian="normal" style:font-size-complex="12pt" style:font-weight-complex="normal"/>
    </style:style>
    <style:style style:name="P21" style:family="paragraph" style:parent-style-name="Standard">
      <style:paragraph-properties fo:margin-left="0.1252in" fo:margin-right="0in" fo:text-indent="-0.1252in" style:auto-text-indent="false"/>
      <style:text-properties style:font-name="HelveticaNeue" fo:font-size="12pt" fo:font-weight="normal" officeooo:rsid="001e2866" officeooo:paragraph-rsid="001e2866"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HelveticaNeue" fo:font-size="10pt" fo:font-weight="normal" officeooo:rsid="0010339f" officeooo:paragraph-rsid="0010339f" style:font-size-asian="12pt" style:font-weight-asian="normal" style:font-size-complex="12pt" style:font-weight-complex="normal"/>
    </style:style>
    <style:style style:name="P23" style:family="paragraph" style:parent-style-name="Standard">
      <style:text-properties style:font-name="HelveticaNeue" fo:font-size="10pt" fo:font-weight="bold" officeooo:rsid="000f89bf" officeooo:paragraph-rsid="0017d3db" style:font-size-asian="12pt" style:font-weight-asian="bold" style:font-size-complex="12pt" style:font-weight-complex="bold"/>
    </style:style>
    <style:style style:name="P24" style:family="paragraph" style:parent-style-name="Standard">
      <style:text-properties style:font-name="HelveticaNeue" fo:font-size="12pt" fo:font-weight="normal" officeooo:rsid="000f89bf" officeooo:paragraph-rsid="000f89bf" style:font-size-asian="12pt" style:font-weight-asian="normal" style:font-size-complex="12pt" style:font-weight-complex="normal"/>
    </style:style>
    <style:style style:name="T1" style:family="text">
      <style:text-properties officeooo:rsid="000f89bf"/>
    </style:style>
    <style:style style:name="T2" style:family="text">
      <style:text-properties fo:font-weight="bold" style:font-weight-asian="bold" style:font-weight-complex="bold"/>
    </style:style>
    <style:style style:name="T3" style:family="text">
      <style:text-properties fo:font-weight="bold" officeooo:rsid="0010339f" style:font-weight-asian="bold" style:font-weight-complex="bold"/>
    </style:style>
    <style:style style:name="T4" style:family="text">
      <style:text-properties fo:font-weight="normal" officeooo:rsid="000f89bf" style:font-weight-asian="normal" style:font-weight-complex="normal"/>
    </style:style>
    <style:style style:name="T5" style:family="text">
      <style:text-properties fo:font-weight="normal" officeooo:rsid="0010339f" style:font-weight-asian="normal" style:font-weight-complex="normal"/>
    </style:style>
    <style:style style:name="T6" style:family="text">
      <style:text-properties fo:font-weight="normal" officeooo:rsid="00120463" style:font-weight-asian="normal" style:font-weight-complex="normal"/>
    </style:style>
    <style:style style:name="T7" style:family="text">
      <style:text-properties fo:font-weight="normal" officeooo:rsid="001275e3" style:font-weight-asian="normal" style:font-weight-complex="normal"/>
    </style:style>
    <style:style style:name="T8" style:family="text">
      <style:text-properties fo:font-weight="normal" officeooo:rsid="001461bd" style:font-weight-asian="normal" style:font-weight-complex="normal"/>
    </style:style>
    <style:style style:name="T9" style:family="text">
      <style:text-properties officeooo:rsid="0010339f"/>
    </style:style>
    <style:style style:name="T10" style:family="text">
      <style:text-properties officeooo:rsid="00104712"/>
    </style:style>
    <style:style style:name="T11" style:family="text">
      <style:text-properties officeooo:rsid="00120463"/>
    </style:style>
    <style:style style:name="T12" style:family="text">
      <style:text-properties officeooo:rsid="001275e3"/>
    </style:style>
    <style:style style:name="T13" style:family="text">
      <style:text-properties officeooo:rsid="0013eeff"/>
    </style:style>
    <style:style style:name="T14" style:family="text">
      <style:text-properties officeooo:rsid="001461bd"/>
    </style:style>
    <style:style style:name="T15" style:family="text">
      <style:text-properties officeooo:rsid="00161143"/>
    </style:style>
    <style:style style:name="T16" style:family="text">
      <style:text-properties officeooo:rsid="001bb990"/>
    </style:style>
    <style:style style:name="T17" style:family="text">
      <style:text-properties officeooo:rsid="001cc1aa"/>
    </style:style>
    <style:style style:name="T18" style:family="text">
      <style:text-properties officeooo:rsid="001e2866"/>
    </style:style>
    <style:style style:name="T19" style:family="text">
      <style:text-properties style:font-name="HelveticaNeue" fo:font-size="12pt" fo:font-weight="normal" officeooo:rsid="000f89bf" style:font-size-asian="12pt" style:font-weight-asian="normal" style:font-size-complex="12pt" style:font-weight-complex="normal"/>
    </style:style>
    <style:style style:name="Sect1" style:family="section">
      <style:section-properties fo:background-color="#ffffff" text:dont-balance-text-columns="false" style:editable="false">
        <style:columns fo:column-count="2" fo:column-gap="0.15in">
          <style:column style:rel-width="4818*" fo:start-indent="0in" fo:end-indent="0.0752in"/>
          <style:column style:rel-width="4819*" fo:start-indent="0.0752in" fo:end-indent="0in"/>
        </style:columns>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Bangkok</text:p>
      <text:p text:style-name="P1"/>
      <text:p text:style-name="P1"/>
      <text:section text:style-name="Sect1" text:name="Section1">
        <text:p text:style-name="P1"><text:span text:style-name="T17">Goal of the g</text:span>ame</text:p>
        <text:p text:style-name="P1"/>
        <text:p text:style-name="P5">Pick a die per turn and use <text:span text:style-name="T15">it</text:span> to make combinations based on sums, sequences and colours. Score the combinations and win by making more points than the other players.</text:p>
        <text:p text:style-name="P7"/>
        <text:p text:style-name="P7"/>
        <text:p text:style-name="P1">Game Contents</text:p>
        <text:p text:style-name="P1"/>
        <text:p text:style-name="P18"><text:span text:style-name="T18">Included:</text:span></text:p>
        <text:p text:style-name="P19">1 <text:span text:style-name="T9">S</text:span>coring <text:span text:style-name="T9">B</text:span>oard in two pieces</text:p>
        <text:p text:style-name="P17">1 <text:span text:style-name="T9">D</text:span>ice <text:span text:style-name="T9">V</text:span>alues <text:span text:style-name="T9">B</text:span>oard <text:span text:style-name="T9">(the one with the dice symbols in a column on the left)</text:span></text:p>
        <text:p text:style-name="P17">1 <text:span text:style-name="T9">G</text:span>oal <text:span text:style-name="T9">C</text:span>ard <text:span text:style-name="T9">(the one with the numbers 7 to 12 and 1 to 5)</text:span></text:p>
        <text:p text:style-name="P17">1 <text:span text:style-name="T9">S</text:span>coring <text:span text:style-name="T9">O</text:span>rder <text:span text:style-name="T9">C</text:span>ard</text:p>
        <text:p text:style-name="P17">5 <text:span text:style-name="T9">S</text:span>cores <text:span text:style-name="T9">S</text:span>ummary <text:span text:style-name="T9">C</text:span>ards</text:p>
        <text:p text:style-name="P19"><text:span text:style-name="T18">This</text:span> rulebook</text:p>
        <text:p text:style-name="P19"/>
        <text:p text:style-name="P21">Not included:</text:p>
        <text:p text:style-name="P19">5 sets of eight dice</text:p>
        <text:p text:style-name="P19">6 <text:span text:style-name="T9">s</text:span>ets of three colo<text:span text:style-name="T12">u</text:span>r markers <text:span text:style-name="T9">(little wooden cubes, glass pieces anything...)</text:span></text:p>
        <text:p text:style-name="P17"/>
        <text:p text:style-name="P17"/>
        <text:p text:style-name="P3">Game Setup</text:p>
        <text:p text:style-name="P7"/>
        <text:p text:style-name="P7"><text:span text:style-name="T4">The game is for 2 to 5 players. E</text:span><text:span text:style-name="T6">ach</text:span><text:span text:style-name="T4"> player chooses a colo</text:span><text:span text:style-name="T7">u</text:span><text:span text:style-name="T4">r and takes the three markers of that colo</text:span><text:span text:style-name="T7">u</text:span><text:span text:style-name="T4">r. They place one of their markers in front of them as a reminder.</text:span></text:p>
        <text:p text:style-name="P9">Assemble the <text:span text:style-name="T13">S</text:span>coring <text:span text:style-name="T13">B</text:span>oard. E<text:span text:style-name="T11">ach</text:span> player puts a marker on the 0 in the line below the board and one marker outside the board, close to the 1 position.</text:p>
        <text:p text:style-name="P9">Chose as many sets of dice as the number of players. Put the others back into the bag.</text:p>
        <text:p text:style-name="P9">Choose one of the remaining marker sets. They'll be used as turn markers.</text:p>
        <text:p text:style-name="P9"><text:line-break/> </text:p>
        <text:p text:style-name="P3">Game Play – <text:span text:style-name="T1">Setting the goals of a round</text:span></text:p>
        <text:p text:style-name="P3"/>
        <text:p text:style-name="P3"><text:span text:style-name="T4">Pick the starting player at random. </text:span><text:span text:style-name="T5">That player places one turn markers in front of him/her.</text:span></text:p>
        <text:p text:style-name="P9">Cast a die, sum six to it<text:span text:style-name="T13">'</text:span>s value and put one of the turn markers on the corresponding number in the <text:span text:style-name="T13">G</text:span>oal <text:span text:style-name="T13">C</text:span>ard. <text:span text:style-name="T9">This number is the </text:span><text:span text:style-name="T3">goal of the round</text:span><text:span text:style-name="T9">.</text:span> Put another marker at the 1 position on that board. This is the turn number. There are as many turns as the players.</text:p>
        <text:p text:style-name="P9"/>
        <text:p text:style-name="P9">Pick one die for every colo<text:span text:style-name="T12">u</text:span>r. Cast them and place them on the corresponding dice symbol on the <text:span text:style-name="T13">D</text:span>ice <text:span text:style-name="T13">V</text:span>alues <text:span text:style-name="T13">B</text:span>oard, starting from the lowest values. If there are more dice with the same value, place all the ones with unique values <text:span text:style-name="T13">first</text:span>. Now start again with the duplicate <text:span text:style-name="T13">die</text:span> with the lowest value and place it into the first empty space below the position it would have been placed to. If there are no empty places below, place it into the closest empty space above. Change the value of the die to match the one of it<text:span text:style-name="T13">'s</text:span> position. Place all the dice following this procedure.</text:p>
        <text:p text:style-name="P9"/>
        <text:p text:style-name="P9"/>
        <text:p text:style-name="P2">Game Play – Turn sequence</text:p>
        <text:p text:style-name="P2"/>
        <text:p text:style-name="P7"><text:span text:style-name="T4">Cast all the other dice. </text:span><text:span text:style-name="T8">They are</text:span><text:span text:style-name="T4"> seven per colour. </text:span><text:span text:style-name="T6">Loosely g</text:span><text:span text:style-name="T4">roup them in the centre of the table. </text:span><text:span text:style-name="T6">Nobody must move them anymore.</text:span></text:p>
        <text:p text:style-name="P9"/>
        <text:p text:style-name="P6">The first player picks a die and puts it in front of him/her with the original value of the die facing upwards. The value of the die must not be changed. </text:p>
        <text:p text:style-name="P8"><text:line-break/><text:line-break/></text:p>
        <text:p text:style-name="P6"><text:soft-page-break/>The die can be kept separated from<text:line-break/>the other dice of the player or can be grouped by placing it in contact with another one or an existing group. The grouped dice will be counted together for the “correct sum”. The choice must be made immediately and can't be changed.</text:p>
        <text:p text:style-name="P7"/>
        <text:p text:style-name="P5">The player to the right plays next. The sequence is repeated until there are no more dice left. </text:p>
        <text:p text:style-name="P5"/>
        <text:p text:style-name="P5"/>
        <text:p text:style-name="P2">Scoring a round</text:p>
        <text:p text:style-name="P2"/>
        <text:p text:style-name="P11">Sum the values in each group of <text:span text:style-name="T14">dice of </text:span>every player. The groups that sum to exactly the <text:span text:style-name="T2">goal of the round</text:span> are worth 4 points. The groups <text:span text:style-name="T11">or the single die </text:span>that are closest to the goal are wor<text:span text:style-name="T10">t</text:span>h 2 points. <text:span text:style-name="T17">A sum of 10 and one of 8 are equally close to a 9.</text:span></text:p>
        <text:p text:style-name="P11"/>
        <text:p text:style-name="P11">The players with <text:span text:style-name="T11">the </text:span>dice of the least <text:span text:style-name="T14">number of </text:span>colo<text:span text:style-name="T12">u</text:span>rs score 6 points.</text:p>
        <text:p text:style-name="P11"/>
        <text:p text:style-name="P11">Players with three (or more) dice with the same value and different colo<text:span text:style-name="T11">u</text:span>r score 8 points.</text:p>
        <text:p text:style-name="P11"/>
        <text:p text:style-name="P11">A sequence of three dice of consecutive values (example: 2, 3, 4) is worth 2 points.</text:p>
        <text:p text:style-name="P11">A sequence of four is worth 4 points. A sequence of five, 6 points. A sequence of six, 8 points. Players must score the longest sequence they have. For example 1, 2, 3, 4, 5 must be scored only as a sequence of five. <text:span text:style-name="T14">The dice 1, 2, 3, 1, 2, 3, 5 are worth 4 points.</text:span></text:p>
        <text:p text:style-name="P11"/>
        <text:p text:style-name="P11"><text:span text:style-name="T10">Find who has the </text:span>most dice of <text:span text:style-name="T10">a </text:span>value. <text:span text:style-name="T10">The player with the most of</text:span> 1 scores 6 points, the second best scores 3, the third best scores 1. Those values are reported on the Dice Values Board. Score <text:span text:style-name="T15">in this way all </text:span>the dice up to 6. In case of a tie the score <text:span text:style-name="T17">shifts</text:span> to the right <text:span text:style-name="T10">by the number of the players in the tie minus one</text:span>. Example<text:span text:style-name="T15">1</text:span>: two players tie for <text:span text:style-name="T10">the </text:span>most of 2s <text:span text:style-name="T15">so </text:span>they get only 2 points each <text:span text:style-name="T10">instead of 5</text:span>. The second best scores 1 point, the third best gets <text:span text:style-name="T15">0</text:span>. <text:span text:style-name="T15">Example 2: the player with the most 5s gets 2 points. Two players tie for the second best and they get 0.</text:span></text:p>
        <text:p text:style-name="P12"/>
        <text:p text:style-name="P12">Find who has the most dice of a colo<text:span text:style-name="T12">u</text:span>r. Apply <text:span text:style-name="T14">to colours </text:span>the same method used for values. Example: if there is a green dice on the 4, the player with most green dice gets 3 points, the second best gets 1 point. <text:span text:style-name="T15">Apply this procedure to score all the colours.</text:span></text:p>
        <text:p text:style-name="P12"/>
        <text:p text:style-name="P12">Use the row at the bottom of the Scoring Board <text:span text:style-name="T14">to </text:span>count the hundreds.</text:p>
        <text:p text:style-name="P11"/>
        <text:p text:style-name="P11"/>
        <text:p text:style-name="P2">Preparing <text:span text:style-name="T9">for </text:span>the next round</text:p>
        <text:p text:style-name="P2"/>
        <text:p text:style-name="P10">The game ends <text:span text:style-name="T10">if the turn is the same as </text:span>the number of the players.</text:p>
        <text:p text:style-name="P10"><text:span text:style-name="T10">If it's not, t</text:span>he turn marker advances by one, <text:span text:style-name="T10">a</text:span>ll the dices are returned to the centre of the table <text:span text:style-name="T10">and t</text:span>he first player marker <text:span text:style-name="T9">is passed to </text:span>the player at the right.</text:p>
        <text:p text:style-name="P9"/>
        <text:p text:style-name="P9"/>
        <text:p text:style-name="P2">End of the game</text:p>
        <text:p text:style-name="P4"/>
        <text:p text:style-name="P4"><text:span text:style-name="T1">The </text:span>winner <text:span text:style-name="T1">is the players with most points. In case of a tie for the first place, all the players with the same score win.</text:span></text:p>
      </text:section>
      <text:p text:style-name="P22"/>
      <text:p text:style-name="P14"/>
      <text:p text:style-name="P14">Why Bangkok?</text:p>
      <text:p text:style-name="P13">This is a game of dice like <text:span text:style-name="T10">the overly famous </text:span>Peru<text:span text:style-name="T10">d</text:span>o, <text:span text:style-name="T10">but Perudo is a so-called liar's game</text:span>. <text:span text:style-name="T10">Instead Bangkok is a total information game and guess the name of a city which </text:span>is more or less antipodal to Peru? Nonetheless you are welcome to play Peru<text:span text:style-name="T10">d</text:span>o with these dice :-<text:span text:style-name="T10">) Rules at http://en.wikipedia.org/wiki/Dudo<text:line-break/></text:span></text:p>
      <text:p text:style-name="P15">© <text:span text:style-name="T16">2014 </text:span>Paolo Montrasio – paolo@paolomontrasio.com – This work is licensed under a Creative Commons Attribution-NonCommercial-ShareAlike 4.0 International License – http://creativecommons.org/licenses/by-nc-sa/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Neue" svg:font-family="HelveticaNeue" style:font-pitch="variable"/>
    <style:font-face style:name="HelveticaNeueBold" svg:font-family="HelveticaNeue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olo Montrasio</meta:initial-creator>
    <meta:creation-date>2009-01-24T15:39:13</meta:creation-date>
    <meta:generator>LibreOffice/5.4.1.2$Linux_X86_64 LibreOffice_project/40m0$Build-2</meta:generator>
    <dc:date>2017-09-04T09:41:59.447544353</dc:date>
    <meta:editing-duration>PT1H10M1S</meta:editing-duration>
    <meta:editing-cycles>15</meta:editing-cycles>
    <meta:document-statistic meta:table-count="0" meta:image-count="0" meta:object-count="0" meta:page-count="2" meta:paragraph-count="47" meta:word-count="1016" meta:character-count="5292" meta:non-whitespace-character-count="4309"/>
  </office:meta>
</office:document-meta>
</file>